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5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Operação: Enfileirar</text:p>
          </table:table-cell>
          <table:covered-table-cell table:number-columns-repeated="4" table:style-name="ce10"/>
          <table:covered-table-cell table:style-name="ce12"/>
          <table:table-cell table:style-name="ce4">
            <draw:frame table:end-cell-address="Página1.L13" table:end-x="62.45pt" table:end-y="9.72pt" draw:z-index="0" draw:name="Chart 1" draw:style-name="gr1" draw:text-style-name="P1" svg:width="345.71pt" svg:height="198.71pt" svg:x="67.49pt" svg:y="0pt">
              <draw:object draw:notify-on-update-of-ranges="Página1.B1:Página1.F1 Página1.A3:Página1.A3 Página1.B3:Página1.F3 Página1.A4:Página1.A4 Página1.B4:Página1.F4 Página1.A5:Página1.A5 Página1.B5:Página1.F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table:number-columns-repeated="4"/>
          <table:table-cell table:style-name="ce4">
            <draw:frame table:end-cell-address="Página1.Q13" table:end-x="29.48pt" table:end-y="11.23pt" draw:z-index="2" draw:name="Chart 3" draw:style-name="gr1" draw:text-style-name="P1" svg:width="345.71pt" svg:height="198.71pt" svg:x="34.5pt" svg:y="1.5pt">
              <draw:object draw:notify-on-update-of-ranges="Página1.B14:Página1.F14 Página1.A15:Página1.A15 Página1.B15:Página1.F15 Página1.A16:Página1.A16 Página1.B16:Página1.F16 Página1.A17:Página1.A17 Página1.B17:Página1.F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mplementação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1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2798" calcext:value-type="float">
            <text:p>2798</text:p>
          </table:table-cell>
          <table:table-cell table:style-name="ce11" office:value-type="float" office:value="12773" calcext:value-type="float">
            <text:p>12773</text:p>
          </table:table-cell>
          <table:table-cell table:style-name="ce11" office:value-type="float" office:value="114595" calcext:value-type="float">
            <text:p>114595</text:p>
          </table:table-cell>
          <table:table-cell table:style-name="ce11" office:value-type="float" office:value="706953" calcext:value-type="float">
            <text:p>706953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7" calcext:value-type="float">
            <text:p>37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6" table:number-rows-spanned="1">
            <text:p>Operação: Desenfileirar mais prioritário</text:p>
          </table:table-cell>
          <table:covered-table-cell table:number-columns-repeated="4" table:style-name="ce10"/>
          <table:covered-table-cell table:style-name="ce12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Implementação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2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1988" calcext:value-type="float">
            <text:p>1988</text:p>
          </table:table-cell>
          <table:table-cell table:style-name="ce11" office:value-type="float" office:value="8608" calcext:value-type="float">
            <text:p>8608</text:p>
          </table:table-cell>
          <table:table-cell table:style-name="ce11" office:value-type="float" office:value="33430" calcext:value-type="float">
            <text:p>33430</text:p>
          </table:table-cell>
          <table:table-cell table:style-name="ce11" office:value-type="float" office:value="130412" calcext:value-type="float">
            <text:p>130412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96" calcext:value-type="float">
            <text:p>196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Operação: Acessar mais prioritário</text:p>
          </table:table-cell>
          <table:covered-table-cell table:number-columns-repeated="4" table:style-name="ce10"/>
          <table:covered-table-cell table:style-name="ce12"/>
          <table:table-cell table:style-name="ce4">
            <draw:frame table:end-cell-address="Página1.L26" table:end-x="62.45pt" table:end-y="5.22pt" draw:z-index="1" draw:name="Chart 2" draw:style-name="gr1" draw:text-style-name="P1" svg:width="345.71pt" svg:height="198.71pt" svg:x="67.49pt" svg:y="11.25pt">
              <draw:object draw:notify-on-update-of-ranges="Página1.B8:Página1.F8 Página1.A9:Página1.A9 Página1.B9:Página1.F9 Página1.A10:Página1.A10 Página1.B10:Página1.F10 Página1.A11:Página1.A11 Página1.B11:Página1.F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Implementação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2</text:p>
          </table:table-cell>
          <table:table-cell table:style-name="ce11" office:value-type="float" office:value="1442" calcext:value-type="float">
            <text:p>1442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20700" calcext:value-type="float">
            <text:p>20700</text:p>
          </table:table-cell>
          <table:table-cell table:style-name="ce11" office:value-type="float" office:value="80585" calcext:value-type="float">
            <text:p>80585</text:p>
          </table:table-cell>
          <table:table-cell table:style-name="ce11" office:value-type="float" office:value="306814" calcext:value-type="float">
            <text:p>306814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lução 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2" table:number-rows-spanned="1">
            <text:p>Legenda</text:p>
          </table:table-cell>
          <table:covered-table-cell table:style-name="ce1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2" table:number-rows-spanned="1">
            <text:p><text:span text:style-name="T1">Solução 1:</text:span><text:span text:style-name="T2"> Vetor ordenado</text:span></text:p>
          </table:table-cell>
          <table:covered-table-cell table:style-name="ce13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2" table:number-rows-spanned="1">
            <text:p><text:span text:style-name="T1">Solução 2:</text:span><text:span text:style-name="T2"> Vetor desordenado</text:span></text:p>
          </table:table-cell>
          <table:covered-table-cell table:style-name="ce13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2" table:number-rows-spanned="1">
            <text:p><text:span text:style-name="T1">Solução 3:</text:span><text:span text:style-name="T2"> Heap</text:span></text:p>
          </table:table-cell>
          <table:covered-table-cell table:style-name="ce14"/>
          <table:table-cell table:style-name="ce4" table:number-columns-repeated="24"/>
          <table:table-cell table:number-columns-repeated="998"/>
        </table:table-row>
        <table:table-row table:style-name="ro1" table:number-rows-repeated="978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197cm" svg:height="7.011cm" xlink:href=".." xlink:type="simple" chart:class="chart:line" chart:style-name="ch1">
        <chart:legend chart:legend-position="end" svg:x="9.318cm" svg:y="2.708cm" style:legend-expansion="high" chart:style-name="ch2"/>
        <chart:plot-area chart:style-name="ch3" table:cell-range-address="Página1.B1:Página1.F1 Página1.A3:Página1.F5" chart:data-source-has-labels="both" svg:x="0.243cm" svg:y="0.14cm" svg:width="8.832cm" svg:height="5.701cm">
          <chartooo:coordinate-region svg:x="1.455cm" svg:y="0.34cm" svg:width="7.62cm" svg:height="5.302cm"/>
          <chart:axis chart:dimension="x" chart:name="primary-x" chart:style-name="ch4" chartooo:axis-type="text">
            <chart:title svg:x="3.073cm" svg:y="5.982cm" chart:style-name="ch5">
              <text:p>Operação: Enfileirar</text:p>
            </chart:title>
            <chart:categories table:cell-range-address="Página1.B1:Página1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ágina1.B3:Página1.F3" chart:label-cell-address="Página1.A3:Página1.A3" chart:class="chart:line">
            <chart:data-point chart:repeated="5"/>
          </chart:series>
          <chart:series chart:style-name="ch9" chart:values-cell-range-address="Página1.B4:Página1.F4" chart:label-cell-address="Página1.A4:Página1.A4" chart:class="chart:line">
            <chart:data-point chart:repeated="5"/>
          </chart:series>
          <chart:series chart:style-name="ch10" chart:values-cell-range-address="Página1.B5:Página1.F5" chart:label-cell-address="Página1.A5:Página1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ágina1.B1:Página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olução 1</text:p>
                <draw:g>
                  <svg:desc>Página1.A3:Página1.A3</svg:desc>
                </draw:g>
              </table:table-cell>
              <table:table-cell office:value-type="float" office:value="741">
                <text:p>741</text:p>
                <draw:g>
                  <svg:desc>Página1.B3:Página1.F3</svg:desc>
                </draw:g>
              </table:table-cell>
              <table:table-cell office:value-type="float" office:value="2798">
                <text:p>2798</text:p>
              </table:table-cell>
              <table:table-cell office:value-type="float" office:value="12773">
                <text:p>12773</text:p>
              </table:table-cell>
              <table:table-cell office:value-type="float" office:value="114595">
                <text:p>114595</text:p>
              </table:table-cell>
              <table:table-cell office:value-type="float" office:value="706953">
                <text:p>706953</text:p>
              </table:table-cell>
            </table:table-row>
            <table:table-row>
              <table:table-cell office:value-type="string">
                <text:p>Solução 2</text:p>
                <draw:g>
                  <svg:desc>Página1.A4:Página1.A4</svg:desc>
                </draw:g>
              </table:table-cell>
              <table:table-cell office:value-type="float" office:value="5">
                <text:p>5</text:p>
                <draw:g>
                  <svg:desc>Página1.B4:Página1.F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olução 3</text:p>
                <draw:g>
                  <svg:desc>Página1.A5:Página1.A5</svg:desc>
                </draw:g>
              </table:table-cell>
              <table:table-cell office:value-type="float" office:value="11">
                <text:p>11</text:p>
                <draw:g>
                  <svg:desc>Página1.B5:Página1.F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197cm" svg:height="7.011cm" xlink:href=".." xlink:type="simple" chart:class="chart:line" chart:style-name="ch1">
        <chart:legend chart:legend-position="end" svg:x="9.318cm" svg:y="2.708cm" style:legend-expansion="high" chart:style-name="ch2"/>
        <chart:plot-area chart:style-name="ch3" table:cell-range-address="Página1.A8:Página1.F11" chart:data-source-has-labels="both" svg:x="0.243cm" svg:y="0.14cm" svg:width="8.832cm" svg:height="5.701cm">
          <chartooo:coordinate-region svg:x="1.27cm" svg:y="0.339cm" svg:width="7.063cm" svg:height="5.005cm"/>
          <chart:axis chart:dimension="x" chart:name="primary-x" chart:style-name="ch4" chartooo:axis-type="text">
            <chart:title svg:x="3.073cm" svg:y="5.982cm" chart:style-name="ch5">
              <text:p>Operação: Enfileirar</text:p>
            </chart:title>
            <chart:categories table:cell-range-address="Página1.B8:Página1.F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ágina1.B9:Página1.F9" chart:label-cell-address="Página1.A9:Página1.A9" chart:class="chart:line">
            <chart:data-point chart:repeated="5"/>
          </chart:series>
          <chart:series chart:style-name="ch9" chart:values-cell-range-address="Página1.B10:Página1.F10" chart:label-cell-address="Página1.A10:Página1.A10" chart:class="chart:line">
            <chart:data-point chart:repeated="5"/>
          </chart:series>
          <chart:series chart:style-name="ch10" chart:values-cell-range-address="Página1.B11:Página1.F11" chart:label-cell-address="Página1.A11:Página1.A1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2500">
                <text:p>12500</text:p>
                <draw:g>
                  <svg:desc>Página1.B8:Página1.F8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Solução 1</text:p>
                <draw:g>
                  <svg:desc>Página1.A9:Página1.A9</svg:desc>
                </draw:g>
              </table:table-cell>
              <table:table-cell office:value-type="float" office:value="2">
                <text:p>2</text:p>
                <draw:g>
                  <svg:desc>Página1.B9:Página1.F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olução 2</text:p>
                <draw:g>
                  <svg:desc>Página1.A10:Página1.A10</svg:desc>
                </draw:g>
              </table:table-cell>
              <table:table-cell office:value-type="float" office:value="505">
                <text:p>505</text:p>
                <draw:g>
                  <svg:desc>Página1.B10:Página1.F10</svg:desc>
                </draw:g>
              </table:table-cell>
              <table:table-cell office:value-type="float" office:value="1988">
                <text:p>1988</text:p>
              </table:table-cell>
              <table:table-cell office:value-type="float" office:value="8608">
                <text:p>8608</text:p>
              </table:table-cell>
              <table:table-cell office:value-type="float" office:value="33430">
                <text:p>33430</text:p>
              </table:table-cell>
              <table:table-cell office:value-type="float" office:value="130412">
                <text:p>130412</text:p>
              </table:table-cell>
            </table:table-row>
            <table:table-row>
              <table:table-cell office:value-type="string">
                <text:p>Solução 3</text:p>
                <draw:g>
                  <svg:desc>Página1.A11:Página1.A11</svg:desc>
                </draw:g>
              </table:table-cell>
              <table:table-cell office:value-type="float" office:value="13">
                <text:p>13</text:p>
                <draw:g>
                  <svg:desc>Página1.B11:Página1.F11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147">
                <text:p>147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197cm" svg:height="7.011cm" xlink:href=".." xlink:type="simple" chart:class="chart:line" chart:style-name="ch1">
        <chart:legend chart:legend-position="end" svg:x="9.318cm" svg:y="2.708cm" style:legend-expansion="high" chart:style-name="ch2"/>
        <chart:plot-area chart:style-name="ch3" table:cell-range-address="Página1.A14:Página1.F17" chart:data-source-has-labels="both" svg:x="0.243cm" svg:y="0.14cm" svg:width="8.832cm" svg:height="5.701cm">
          <chartooo:coordinate-region svg:x="1.455cm" svg:y="0.339cm" svg:width="7.063cm" svg:height="5.005cm"/>
          <chart:axis chart:dimension="x" chart:name="primary-x" chart:style-name="ch4" chartooo:axis-type="text">
            <chart:title svg:x="3.073cm" svg:y="5.982cm" chart:style-name="ch5">
              <text:p>Operação: Enfileirar</text:p>
            </chart:title>
            <chart:categories table:cell-range-address="Página1.B14:Página1.F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ágina1.B15:Página1.F15" chart:label-cell-address="Página1.A15:Página1.A15" chart:class="chart:line">
            <chart:data-point chart:repeated="5"/>
          </chart:series>
          <chart:series chart:style-name="ch9" chart:values-cell-range-address="Página1.B16:Página1.F16" chart:label-cell-address="Página1.A16:Página1.A16" chart:class="chart:line">
            <chart:data-point chart:repeated="5"/>
          </chart:series>
          <chart:series chart:style-name="ch10" chart:values-cell-range-address="Página1.B17:Página1.F17" chart:label-cell-address="Página1.A17:Página1.A1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2500">
                <text:p>12500</text:p>
                <draw:g>
                  <svg:desc>Página1.B14:Página1.F14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Solução 1</text:p>
                <draw:g>
                  <svg:desc>Página1.A15:Página1.A15</svg:desc>
                </draw:g>
              </table:table-cell>
              <table:table-cell office:value-type="float" office:value="3">
                <text:p>3</text:p>
                <draw:g>
                  <svg:desc>Página1.B15:Página1.F1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olução 2</text:p>
                <draw:g>
                  <svg:desc>Página1.A16:Página1.A16</svg:desc>
                </draw:g>
              </table:table-cell>
              <table:table-cell office:value-type="float" office:value="1442">
                <text:p>1442</text:p>
                <draw:g>
                  <svg:desc>Página1.B16:Página1.F16</svg:desc>
                </draw:g>
              </table:table-cell>
              <table:table-cell office:value-type="float" office:value="5070">
                <text:p>5070</text:p>
              </table:table-cell>
              <table:table-cell office:value-type="float" office:value="20700">
                <text:p>20700</text:p>
              </table:table-cell>
              <table:table-cell office:value-type="float" office:value="80585">
                <text:p>80585</text:p>
              </table:table-cell>
              <table:table-cell office:value-type="float" office:value="306814">
                <text:p>306814</text:p>
              </table:table-cell>
            </table:table-row>
            <table:table-row>
              <table:table-cell office:value-type="string">
                <text:p>Solução 3</text:p>
                <draw:g>
                  <svg:desc>Página1.A17:Página1.A17</svg:desc>
                </draw:g>
              </table:table-cell>
              <table:table-cell office:value-type="float" office:value="1">
                <text:p>1</text:p>
                <draw:g>
                  <svg:desc>Página1.B17:Página1.F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